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0fe01b" officeooo:paragraph-rsid="000fe01b"/>
    </style:style>
    <style:style style:name="P13" style:family="paragraph" style:parent-style-name="Text_20_body">
      <style:text-properties officeooo:rsid="0010af9c" officeooo:paragraph-rsid="000fe01b"/>
    </style:style>
    <style:style style:name="P14" style:family="paragraph" style:parent-style-name="Standard">
      <style:paragraph-properties fo:text-align="justify" style:justify-single-word="false"/>
      <style:text-properties officeooo:paragraph-rsid="000c4d51"/>
    </style:style>
    <style:style style:name="P15" style:family="paragraph" style:parent-style-name="Text_20_body">
      <style:text-properties officeooo:rsid="000f2476" officeooo:paragraph-rsid="000f24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5afd"/>
    </style:style>
    <style:style style:name="T10" style:family="text">
      <style:text-properties officeooo:rsid="0012a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6">Visualizza categoria </text:span><text:span text:style-name="T8">Utente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</text:span><text:span text:style-name="T7">a quale categoria appartiene Antoni</text:span><text:span text:style-name="T8">a</text:span><text:span text:style-name="T7"> Somma, </text:span><text:span text:style-name="T9">in seguito ad un erronea collocazione </text:span></text:p>
            <text:p text:style-name="P6"/>
            <text:p text:style-name="P3">2 <text:span text:style-name="T2">Seleziona</text:span><text:span text:style-name="T7"> </text:span><text:span text:style-name="T2">'</text:span><text:span text:style-name="T7">Categoria Utente</text:span><text:span text:style-name="T2">' 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7">Antoni</text:span><text:span text:style-name="T8">a</text:span><text:span text:style-name="T7"> Somma</text:span><text:span text:style-name="T2">” all'interno del campo </text:span><text:span text:style-name="T10">della ricerca per nome</text:span></text:p>
            <text:p text:style-name="P5"/>
            <text:p text:style-name="P5"><text:span text:style-name="T10">5 </text:span>Avvia <text:span text:style-name="T10">la </text:span>Ricerca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2"/>
            <text:p text:style-name="P4"><text:span text:style-name="T4">8 Visualizza la scritta '</text:span><text:span text:style-name="T7">STUDEN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3"/>
            <text:p text:style-name="P4"><text:span text:style-name="T4">9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7</meta:editing-cycles>
    <meta:generator>LibreOffice/3.6$Windows_x86 LibreOffice_project/da8c1e6-fd468f4-454e206-f42a4a9-143cfd</meta:generator>
    <dc:date>2012-10-19T16:54:37.92</dc:date>
    <meta:document-statistic meta:table-count="1" meta:image-count="0" meta:object-count="0" meta:page-count="1" meta:paragraph-count="14" meta:word-count="113" meta:character-count="769" meta:non-whitespace-character-count="662"/>
  </office:meta>
</office:document-meta>
</file>